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fo:font-style="italic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fo:font-weight="bold" officeooo:rsid="00095a22"/>
    </style:style>
    <style:style style:name="T3" style:family="text">
      <style:text-properties fo:font-style="italic"/>
    </style:style>
    <style:style style:name="T4" style:family="text">
      <style:text-properties officeooo:rsid="00095a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TECHNIQUE D'INFRAESTRUCTURE : SYSTÈME DE TÉLÉMÉTRIE MQTT &amp; MARIADB</text:h>
      <text:p text:style-name="Text_20_body"><text:span text:style-name="T1">Projet </text:span><text:span text:style-name="T2">02</text:span><text:span text:style-name="T1">:</text:span> Système de Gestion de l'Éclairage (ECLAIRAGE)</text:p>
      <text:p text:style-name="Text_20_body"><text:span text:style-name="T1">Étudiant :</text:span> <text:span text:style-name="T4">Sita Alexandre</text:span></text:p>
      <text:p text:style-name="Text_20_body"><text:span text:style-name="T1">Date :</text:span> 07 Avril 2026</text:p>
      <text:p text:style-name="Text_20_body"><text:span text:style-name="T1">Statut :</text:span> En cours d'intégration finale</text:p>
      <text:p text:style-name="Horizontal_20_Line"/>
      <text:h text:style-name="Heading_20_2" text:outline-level="2">1. PHASE 1 : Configuration du Broker (Alpine Linux)</text:h>
      <text:p text:style-name="Text_20_body">L'unité Alpine Linux a été configurée comme le point central (Broker) pour la réception des messages provenant du Micro:bit ou de la Raspberry Pi.</text:p>
      <text:p text:style-name="P4">Commandes exécutées :</text:p>
      <text:list text:style-name="L1">
        <text:list-item>
          <text:p text:style-name="P5"><text:span text:style-name="T1">Installation :</text:span> <text:span text:style-name="Source_20_Text">apk update &amp;&amp; apk add mosquitto mosquitto-clients</text:span></text:p>
        </text:list-item>
        <text:list-item>
          <text:p text:style-name="P5"><text:span text:style-name="T1">Configuration :</text:span> Édition du fichier <text:span text:style-name="Source_20_Text">/etc/mosquitto/mosquitto.conf</text:span> pour autoriser les connexions distantes :</text:p>
          <text:p text:style-name="P6">Plaintext</text:p>
          <text:p text:style-name="P1"><text:span text:style-name="Source_20_Text">listener 1883</text:span></text:p>
          <text:p text:style-name="P2"><text:span text:style-name="Source_20_Text">allow_anonymous true</text:span></text:p>
        </text:list-item>
        <text:list-item>
          <text:p text:style-name="P5"><text:span text:style-name="T1">Démarrage :</text:span> <text:span text:style-name="Source_20_Text">rc-service mosquitto start</text:span> et <text:span text:style-name="Source_20_Text">rc-update add mosquitto</text:span>.</text:p>
        </text:list-item>
      </text:list>
      <text:p text:style-name="Horizontal_20_Line"/>
      <text:h text:style-name="Heading_20_2" text:outline-level="2">2. PHASE 2 : Connectivité Réseau (Ubuntu Server)</text:h>
      <text:p text:style-name="Text_20_body">Résolution du problème d'absence d'adresse IPv4 (<text:span text:style-name="T3">Network is unreachable</text:span>) qui bloquait l'installation des paquets.</text:p>
      <text:p text:style-name="P4">Actions de dépannage :</text:p>
      <text:list text:style-name="L2">
        <text:list-item>
          <text:p text:style-name="P7"><text:span text:style-name="T1">Diagnostic :</text:span> Identification du conflit avec le "Mobile Hotspot" de l'hôte Windows.</text:p>
        </text:list-item>
        <text:list-item>
          <text:p text:style-name="P7"><text:span text:style-name="T1">Résolution :</text:span> Passage de la carte réseau en mode <text:span text:style-name="T1">NAT</text:span> sur VirtualBox.</text:p>
        </text:list-item>
        <text:list-item>
          <text:p text:style-name="P7"><text:span text:style-name="T1">Activation :</text:span> Exécution de la commande <text:span text:style-name="Source_20_Text">sudo dhclient -v enp0s3</text:span> pour obtenir une adresse IP valide.</text:p>
        </text:list-item>
        <text:list-item>
          <text:p text:style-name="P7"><text:span text:style-name="T1">Validation :</text:span> Test réussi via <text:span text:style-name="Source_20_Text">ping -c 4 8.8.8.8</text:span>.</text:p>
        </text:list-item>
      </text:list>
      <text:p text:style-name="Horizontal_20_Line"/>
      <text:h text:style-name="Heading_20_2" text:outline-level="2"><text:soft-page-break/>3. PHASE 3 : Base de Données (MariaDB sur Ubuntu)</text:h>
      <text:p text:style-name="Text_20_body">Mise en place de la structure SQL pour l'archivage des données de luminosité.</text:p>
      <text:p text:style-name="P4">Commandes SQL exécutées :</text:p>
      <text:p text:style-name="P8">SQL</text:p>
      <text:p text:style-name="Preformatted_20_Text"><text:span text:style-name="Source_20_Text">CREATE DATABASE ECLAIRAGE;</text:span></text:p>
      <text:p text:style-name="Preformatted_20_Text"><text:span text:style-name="Source_20_Text">USE ECLAIRAGE;</text:span></text:p>
      <text:p text:style-name="Preformatted_20_Text"/>
      <text:p text:style-name="Preformatted_20_Text"><text:span text:style-name="Source_20_Text">CREATE TABLE log_sistema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horodatage DATETIME DEFAULT CURRENT_TIMESTAMP,</text:span></text:p>
      <text:p text:style-name="Preformatted_20_Text"><text:span text:style-name="Source_20_Text"><text:s text:c="4"/>luminosite INT NOT NULL,</text:span></text:p>
      <text:p text:style-name="Preformatted_20_Text"><text:span text:style-name="Source_20_Text"><text:s text:c="4"/>state VARCHAR(10) NOT NULL</text:span></text:p>
      <text:p text:style-name="P3"><text:span text:style-name="Source_20_Text">);</text:span></text:p>
      <text:p text:style-name="P9">Note : Correction de l'erreur 1064 en séparant les instructions de gestion de base de données de la création de table.</text:p>
      <text:p text:style-name="Horizontal_20_Line"/>
      <text:h text:style-name="Heading_20_2" text:outline-level="2">4. PHASE 4 : Script de Passerelle (Python Gateway)</text:h>
      <text:p text:style-name="Text_20_body">Développement du script de liaison entre le Broker MQTT et la base MariaDB.</text:p>
      <text:p text:style-name="P4">Corrections majeures appliquées :</text:p>
      <text:list text:style-name="L3">
        <text:list-item>
          <text:p text:style-name="P10"><text:span text:style-name="T1">API Callback :</text:span> Mise à jour vers <text:span text:style-name="T1">v2.1.0</text:span> pour éviter les avertissements de dépréciation.</text:p>
        </text:list-item>
        <text:list-item>
          <text:p text:style-name="P10"><text:span text:style-name="T1">Syntaxe :</text:span> Correction des erreurs d'instanciation (<text:span text:style-name="Source_20_Text">mqtt.Client()</text:span>) et de nommage de fonctions.</text:p>
        </text:list-item>
      </text:list>
      <text:p text:style-name="P4">Code source corrigé :</text:p>
      <text:p text:style-name="P8">Python</text:p>
      <text:p text:style-name="Preformatted_20_Text"><text:span text:style-name="Source_20_Text">import paho.mqtt.client as mqtt</text:span></text:p>
      <text:p text:style-name="Preformatted_20_Text"><text:span text:style-name="Source_20_Text">import mysql.connector</text:span></text:p>
      <text:p text:style-name="Preformatted_20_Text"/>
      <text:p text:style-name="Preformatted_20_Text"><text:span text:style-name="Source_20_Text">MQTT_BROKER = "192.168.x.x" <text:s/># IP de l'Alpine</text:span></text:p>
      <text:p text:style-name="Preformatted_20_Text"><text:span text:style-name="Source_20_Text">MQTT_TOPIC = "votre/topic/luminosite"</text:span></text:p>
      <text:p text:style-name="Preformatted_20_Text"/>
      <text:p text:style-name="Preformatted_20_Text"><text:span text:style-name="Source_20_Text">def on_message(client, userdata, msg):</text:span></text:p>
      <text:p text:style-name="Preformatted_20_Text"><text:span text:style-name="Source_20_Text"><text:s text:c="4"/>payload = msg.payload.decode('utf-8'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db = mysql.connector.connect(host="localhost", user="root", database="ECLAIRAGE")</text:span></text:p>
      <text:p text:style-name="Preformatted_20_Text"><text:span text:style-name="Source_20_Text"><text:s text:c="8"/>cursor = db.cursor()</text:span></text:p>
      <text:p text:style-name="Preformatted_20_Text"><text:span text:style-name="Source_20_Text"><text:s text:c="8"/>valeur = int(payload)</text:span></text:p>
      <text:p text:style-name="Preformatted_20_Text"><text:span text:style-name="Source_20_Text"><text:s text:c="8"/>etat = "SOMBRE" if valor &gt; 500 else "CLAIR"</text:span></text:p>
      <text:p text:style-name="Preformatted_20_Text"><text:span text:style-name="Source_20_Text"><text:s text:c="8"/>cursor.execute("INSERT INTO log_sistema (luminosite, state) VALUES (%s, %s)", (valeur, etat))</text:span></text:p>
      <text:p text:style-name="Preformatted_20_Text"><text:span text:style-name="Source_20_Text"><text:s text:c="8"/>db.commit()</text:span></text:p>
      <text:p text:style-name="Preformatted_20_Text"><text:span text:style-name="Source_20_Text"><text:s text:c="8"/>db.close()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Erreur : {e}")</text:span></text:p>
      <text:p text:style-name="Preformatted_20_Text"/>
      <text:p text:style-name="Preformatted_20_Text"><text:span text:style-name="Source_20_Text">client = mqtt.Client(protocol=mqtt.MQTTv311, callback_api_version=mqtt.CallbackAPIVersion.VERSION2)</text:span></text:p>
      <text:p text:style-name="Preformatted_20_Text"><text:soft-page-break/><text:span text:style-name="Source_20_Text">client.on_message = on_message</text:span></text:p>
      <text:p text:style-name="Preformatted_20_Text"><text:span text:style-name="Source_20_Text">client.connect(MQTT_BROKER, 1883)</text:span></text:p>
      <text:p text:style-name="Preformatted_20_Text"><text:span text:style-name="Source_20_Text">client.subscribe(MQTT_TOPIC)</text:span></text:p>
      <text:p text:style-name="P3"><text:span text:style-name="Source_20_Text">client.loop_forever()</text:span></text:p>
      <text:p text:style-name="Horizontal_20_Line"/>
      <text:h text:style-name="Heading_20_2" text:outline-level="2">5. PHASE 5 : Installation des Dépendances</text:h>
      <text:p text:style-name="P4">Commandes Ubuntu :</text:p>
      <text:list text:style-name="L4">
        <text:list-item>
          <text:p text:style-name="P11"><text:span text:style-name="Source_20_Text">sudo apt install python3 python3-pip -y</text:span></text:p>
        </text:list-item>
        <text:list-item>
          <text:p text:style-name="P11"><text:span text:style-name="Source_20_Text">pip install --upgrade paho-mqtt</text:span></text:p>
        </text:list-item>
        <text:list-item>
          <text:p text:style-name="P11"><text:span text:style-name="Source_20_Text">pip install mysql-connector-python</text:span></text:p>
        </text:list-item>
      </text:list>
      <text:p text:style-name="Horizontal_20_Line"/>
      <text:h text:style-name="Heading_20_2" text:outline-level="2">6. CONCLUSION ET TRAVAIL RESTANT</text:h>
      <text:p text:style-name="Text_20_body">Le projet a atteint une maturité technique stable :</text:p>
      <text:list text:style-name="L5">
        <text:list-item>
          <text:p text:style-name="P12">Le <text:span text:style-name="T1">Broker</text:span> est prêt et accessible.</text:p>
        </text:list-item>
        <text:list-item>
          <text:p text:style-name="P12">La <text:span text:style-name="T1">Base de données</text:span> est structurée.</text:p>
        </text:list-item>
        <text:list-item>
          <text:p text:style-name="P12">Le <text:span text:style-name="T1">Script Python</text:span> est débogué et optimisé.</text:p>
        </text:list-item>
      </text:list>
      <text:p text:style-name="Text_20_body"><text:span text:style-name="T1">Prochaine étape :</text:span> Validation finale de la communication de bout en bout (End-to-End) pour assurer que les données réelles du capteur sont correctement enregistrées dans la table <text:span text:style-name="Source_20_Text">log_sistema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7:53:47.616391676</meta:creation-date>
    <dc:date>2026-04-07T23:53:18.580929352</dc:date>
    <meta:editing-duration>PT5H59M36S</meta:editing-duration>
    <meta:editing-cycles>1</meta:editing-cycles>
    <meta:document-statistic meta:table-count="0" meta:image-count="0" meta:object-count="0" meta:page-count="3" meta:paragraph-count="73" meta:word-count="489" meta:character-count="3423" meta:non-whitespace-character-count="2933"/>
    <meta:generator>LibreOffice/24.2.7.2$Linux_X86_64 LibreOffice_project/420$Build-2</meta:generator>
  </office:meta>
</office:document-meta>
</file>